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0000001901729C2C606BEA8C3.jpg" manifest:media-type="image/jpeg"/>
  <manifest:file-entry manifest:full-path="Pictures/10000000000005850000029568B8549E76959D10.jpg" manifest:media-type="image/jpeg"/>
  <manifest:file-entry manifest:full-path="Pictures/10000000000000470000004751512EFF44105C6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25.453cm" fo:margin-left="-0.191cm" table:align="left" style:writing-mode="lr-tb"/>
    </style:style>
    <style:style style:name="Tabelle1.A" style:family="table-column">
      <style:table-column-properties style:column-width="1.503cm"/>
    </style:style>
    <style:style style:name="Tabelle1.B" style:family="table-column">
      <style:table-column-properties style:column-width="3.595cm"/>
    </style:style>
    <style:style style:name="Tabelle1.C" style:family="table-column">
      <style:table-column-properties style:column-width="6.703cm"/>
    </style:style>
    <style:style style:name="Tabelle1.D" style:family="table-column">
      <style:table-column-properties style:column-width="4.586cm"/>
    </style:style>
    <style:style style:name="Tabelle1.E" style:family="table-column">
      <style:table-column-properties style:column-width="2.611cm"/>
    </style:style>
    <style:style style:name="Tabelle1.F" style:family="table-column">
      <style:table-column-properties style:column-width="1.799cm"/>
    </style:style>
    <style:style style:name="Tabelle1.G" style:family="table-column">
      <style:table-column-properties style:column-width="4.657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cde2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cde2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1.3" style:family="table-row">
      <style:table-row-properties style:min-row-height="1.499cm" fo:keep-together="auto"/>
    </style:style>
    <style:style style:name="Tabel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8" style:family="table-row">
      <style:table-row-properties style:min-row-height="1.598cm" fo:keep-together="auto"/>
    </style:style>
    <style:style style:name="Tabelle1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E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F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F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G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E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C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E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F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style:font-name-complex="Arial"/>
    </style:style>
    <style:style style:name="P3" style:family="paragraph" style:parent-style-name="bcopyright">
      <style:paragraph-properties fo:margin-left="-1cm" fo:margin-right="0cm" fo:margin-top="0cm" fo:margin-bottom="0.494cm" style:contextual-spacing="false" fo:text-indent="0cm" style:auto-text-indent="false"/>
    </style:style>
    <style:style style:name="P4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 style:font-weight-complex="bold"/>
    </style:style>
    <style:style style:name="P5" style:family="paragraph" style:parent-style-name="Standard">
      <style:text-properties style:font-name="Verdana" fo:font-size="10pt" fo:language="de" fo:country="DE" style:font-size-asian="10pt" style:font-name-complex="Verdana" style:font-size-complex="10pt"/>
    </style:style>
    <style:style style:name="P6" style:family="paragraph" style:parent-style-name="Standard">
      <style:paragraph-properties fo:margin-top="0cm" fo:margin-bottom="0cm" style:contextual-spacing="false"/>
      <style:text-properties style:font-name="Verdana" fo:font-size="10pt" fo:language="de" fo:country="DE" style:font-size-asian="10pt" style:font-name-complex="Verdana" style:font-size-complex="10pt"/>
    </style:style>
    <style:style style:name="P7" style:family="paragraph" style:parent-style-name="Standard">
      <style:text-properties style:font-name="Verdana" fo:font-size="9pt" fo:language="de" fo:country="DE" style:font-size-asian="9pt" style:font-name-complex="Verdana" style:font-size-complex="9pt"/>
    </style:style>
    <style:style style:name="P8" style:family="paragraph" style:parent-style-name="Standard" style:list-style-name="">
      <style:text-properties fo:language="de" fo:country="DE"/>
    </style:style>
    <style:style style:name="P9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 style:font-weight-complex="bold"/>
    </style:style>
    <style:style style:name="P10" style:family="paragraph" style:parent-style-name="Standard">
      <style:text-properties style:font-name="Verdana" fo:font-size="10pt" fo:language="de" fo:country="DE" style:font-size-asian="10pt" style:font-name-complex="Verdana" style:font-size-complex="10pt"/>
    </style:style>
    <style:style style:name="P11" style:family="paragraph" style:parent-style-name="Standard">
      <style:text-properties style:font-name="Verdana" fo:font-size="10pt" fo:language="none" fo:country="none" officeooo:paragraph-rsid="0009c73d" style:font-size-asian="10pt" style:language-asian="none" style:country-asian="none" style:font-name-complex="Verdana" style:font-size-complex="10pt"/>
    </style:style>
    <style:style style:name="P12" style:family="paragraph" style:parent-style-name="Standard">
      <style:text-properties style:font-name="Verdana" fo:font-size="10pt" fo:language="none" fo:country="none" officeooo:paragraph-rsid="001f6768" style:font-size-asian="10pt" style:language-asian="none" style:country-asian="none" style:font-name-complex="Verdana" style:font-size-complex="10pt"/>
    </style:style>
    <style:style style:name="P13" style:family="paragraph" style:parent-style-name="Standard">
      <style:paragraph-properties fo:margin-top="0cm" fo:margin-bottom="0cm" style:contextual-spacing="false"/>
      <style:text-properties style:font-name="Verdana" fo:font-size="8pt" fo:language="de" fo:country="DE" style:font-size-asian="8pt" style:font-name-complex="Verdana" style:font-size-complex="8pt"/>
    </style:style>
    <style:style style:name="P14" style:family="paragraph" style:parent-style-name="Standard">
      <style:paragraph-properties fo:margin-top="0cm" fo:margin-bottom="0cm" style:contextual-spacing="false"/>
      <style:text-properties style:font-name="Verdana" fo:font-size="8pt" fo:language="de" fo:country="DE" style:font-size-asian="8pt" style:language-asian="none" style:country-asian="none" style:font-name-complex="Verdana" style:font-size-complex="8pt"/>
    </style:style>
    <style:style style:name="P15" style:family="paragraph" style:parent-style-name="Standard">
      <style:text-properties style:font-name="Verdana" fo:font-size="8pt" fo:language="de" fo:country="DE" officeooo:paragraph-rsid="0009c73d" style:font-size-asian="8pt" style:language-asian="none" style:country-asian="none" style:font-name-complex="Verdana" style:font-size-complex="8pt"/>
    </style:style>
    <style:style style:name="P16" style:family="paragraph" style:parent-style-name="Standard">
      <style:text-properties style:font-name="Verdana" fo:font-size="8pt" fo:language="de" fo:country="DE" style:font-size-asian="8pt" style:language-asian="none" style:country-asian="none" style:font-name-complex="Verdana" style:font-size-complex="8pt"/>
    </style:style>
    <style:style style:name="P17" style:family="paragraph" style:parent-style-name="Standard">
      <style:text-properties style:font-name="Verdana" fo:font-size="8pt" fo:language="de" fo:country="DE" officeooo:rsid="0018c20e" officeooo:paragraph-rsid="0018c20e" style:font-size-asian="8pt" style:language-asian="none" style:country-asian="none" style:font-name-complex="Verdana" style:font-size-complex="8pt"/>
    </style:style>
    <style:style style:name="P18" style:family="paragraph" style:parent-style-name="Standard">
      <style:text-properties style:font-name="Verdana" fo:font-size="8pt" fo:language="de" fo:country="DE" officeooo:rsid="0018c20e" officeooo:paragraph-rsid="001bf805" style:font-size-asian="8pt" style:language-asian="none" style:country-asian="none" style:font-name-complex="Verdana" style:font-size-complex="8pt"/>
    </style:style>
    <style:style style:name="P19" style:family="paragraph" style:parent-style-name="Standard">
      <style:text-properties style:font-name="Verdana" fo:font-size="8pt" fo:language="de" fo:country="DE" officeooo:rsid="001bf805" officeooo:paragraph-rsid="001bf805" style:font-size-asian="8pt" style:language-asian="none" style:country-asian="none" style:font-name-complex="Verdana" style:font-size-complex="8pt"/>
    </style:style>
    <style:style style:name="P20" style:family="paragraph" style:parent-style-name="Standard">
      <style:text-properties style:font-name="Verdana" fo:font-size="8pt" fo:language="de" fo:country="DE" officeooo:rsid="001f5439" officeooo:paragraph-rsid="001f5439" style:font-size-asian="8pt" style:language-asian="none" style:country-asian="none" style:font-name-complex="Verdana" style:font-size-complex="8pt"/>
    </style:style>
    <style:style style:name="P21" style:family="paragraph" style:parent-style-name="Standard">
      <style:text-properties style:font-name="Verdana" fo:font-size="8pt" fo:language="de" fo:country="DE" officeooo:paragraph-rsid="001f5439" style:font-size-asian="8pt" style:language-asian="none" style:country-asian="none" style:font-name-complex="Verdana" style:font-size-complex="8pt"/>
    </style:style>
    <style:style style:name="P22" style:family="paragraph" style:parent-style-name="Standard">
      <style:text-properties style:font-name="Verdana" fo:font-size="8pt" fo:language="de" fo:country="DE" officeooo:rsid="001f6768" officeooo:paragraph-rsid="001f6768" style:font-size-asian="8pt" style:language-asian="none" style:country-asian="none" style:font-name-complex="Verdana" style:font-size-complex="8pt"/>
    </style:style>
    <style:style style:name="P23" style:family="paragraph" style:parent-style-name="Standard">
      <style:text-properties style:font-name="Verdana" fo:font-size="8pt" fo:language="de" fo:country="DE" officeooo:rsid="00207338" officeooo:paragraph-rsid="00207338" style:font-size-asian="8pt" style:language-asian="none" style:country-asian="none" style:font-name-complex="Verdana" style:font-size-complex="8pt"/>
    </style:style>
    <style:style style:name="P24" style:family="paragraph" style:parent-style-name="Standard">
      <style:text-properties style:font-name="Verdana" fo:font-size="8pt" fo:language="de" fo:country="DE" officeooo:rsid="0020a6c0" officeooo:paragraph-rsid="0020a6c0" style:font-size-asian="8pt" style:language-asian="none" style:country-asian="none" style:font-name-complex="Verdana" style:font-size-complex="8pt"/>
    </style:style>
    <style:style style:name="P25" style:family="paragraph" style:parent-style-name="Standard">
      <style:paragraph-properties fo:margin-top="0cm" fo:margin-bottom="0cm" style:contextual-spacing="false"/>
      <style:text-properties style:font-name="Verdana" fo:font-size="8pt" fo:language="de" fo:country="DE" fo:font-weight="bold" style:font-size-asian="8pt" style:font-weight-asian="bold" style:font-name-complex="Verdana" style:font-size-complex="8pt"/>
    </style:style>
    <style:style style:name="P26" style:family="paragraph" style:parent-style-name="Standard" style:master-page-name="Konvertiert_20_1">
      <style:paragraph-properties style:page-number="auto"/>
      <style:text-properties fo:color="#0070c0" loext:opacity="100%" style:font-name="Verdana" fo:font-size="10pt" fo:language="de" fo:country="DE" fo:font-weight="bold" style:font-size-asian="10pt" style:font-weight-asian="bold" style:font-name-complex="Verdana" style:font-size-complex="10pt"/>
    </style:style>
    <style:style style:name="T1" style:family="text">
      <style:text-properties style:font-name="Arial" fo:language="none" fo:country="none" style:language-asian="none" style:country-asian="none" style:font-name-complex="Arial"/>
    </style:style>
    <style:style style:name="T2" style:family="text">
      <style:text-properties fo:color="#000000" loext:opacity="100%" style:font-name="Verdana" fo:font-size="8pt" style:font-size-asian="8pt" style:font-name-complex="Verdana"/>
    </style:style>
    <style:style style:name="T3" style:family="text">
      <style:text-properties style:font-name="Verdana" fo:font-size="8pt" style:font-size-asian="8pt" style:font-name-complex="Calibri"/>
    </style:style>
    <style:style style:name="T4" style:family="text">
      <style:text-properties style:font-name="Verdana" fo:font-size="8pt" style:font-size-asian="8pt" style:font-name-complex="Verdana"/>
    </style:style>
    <style:style style:name="T5" style:family="text">
      <style:text-properties fo:color="#0067b1" loext:opacity="100%"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fo:color="#0067b1" loext:opacity="100%" style:font-name="Verdana" fo:font-size="10pt" fo:font-weight="bold" style:font-name-asian="Verdana" style:font-size-asian="10pt" style:font-weight-asian="bold" style:font-name-complex="Verdana" style:font-size-complex="10pt"/>
    </style:style>
    <style:style style:name="T7" style:family="text">
      <style:text-properties officeooo:rsid="0009c73d"/>
    </style:style>
    <style:style style:name="T8" style:family="text">
      <style:text-properties officeooo:rsid="000bafdf"/>
    </style:style>
    <style:style style:name="T9" style:family="text">
      <style:text-properties officeooo:rsid="000c357c"/>
    </style:style>
    <style:style style:name="T10" style:family="text">
      <style:text-properties officeooo:rsid="000e77da"/>
    </style:style>
    <style:style style:name="T11" style:family="text">
      <style:text-properties officeooo:rsid="000f400a"/>
    </style:style>
    <style:style style:name="T12" style:family="text">
      <style:text-properties officeooo:rsid="00133cf0"/>
    </style:style>
    <style:style style:name="T13" style:family="text">
      <style:text-properties officeooo:rsid="0015ca6b"/>
    </style:style>
    <style:style style:name="T14" style:family="text">
      <style:text-properties officeooo:rsid="0016abe4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fo:language="de" fo:country="DE" style:font-size-asian="8pt" style:font-size-complex="8pt"/>
    </style:style>
    <style:style style:name="T17" style:family="text">
      <style:text-properties fo:font-size="8pt" fo:language="de" fo:country="DE" officeooo:rsid="001f6768" style:font-size-asian="8pt" style:font-size-complex="8pt"/>
    </style:style>
    <style:style style:name="T18" style:family="text">
      <style:text-properties officeooo:rsid="0018c20e"/>
    </style:style>
    <style:style style:name="T19" style:family="text">
      <style:text-properties officeooo:rsid="001a310b"/>
    </style:style>
    <style:style style:name="T20" style:family="text">
      <style:text-properties officeooo:rsid="001bf805"/>
    </style:style>
    <style:style style:name="T21" style:family="text">
      <style:text-properties officeooo:rsid="001f5439"/>
    </style:style>
    <style:style style:name="T22" style:family="text">
      <style:text-properties officeooo:rsid="00207338"/>
    </style:style>
    <style:style style:name="T23" style:family="text">
      <style:text-properties officeooo:rsid="0020a6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draw:frame draw:style-name="fr1" draw:name="Bild 1" text:anchor-type="as-char" svg:width="0.758cm" svg:height="0.758cm" draw:z-index="8"><draw:image xlink:href="Pictures/10000000000000470000004751512EFF44105C64.jpg" xlink:type="simple" xlink:show="embed" xlink:actuate="onLoad" draw:mime-type="image/jpeg"/></draw:frame><text:span text:style-name="T6"><text:s/></text:span><text:span text:style-name="T5">Aufgabe 81</text:span></text:h>
      <text:p text:style-name="P4">Planen Sie eine Unterrichtseinheit für a) Lernende in der Primarstufe oder b) für junge Erwachsene. Benutzen Sie dafür das Raster auf Seite 2 dieses Arbeitsblattes.</text:p>
      <text:p text:style-name="P4"/>
      <text:p text:style-name="P5">a) Planen Sie eine Unterrichtseinheit für die Primarstufe. Globales Lernziel: Die Schülerinnen und Schüler können Personen und ihre Eigenschaften beschreiben und vergleichen. Lerninhalte: Adjektivkomparation</text:p>
      <text:p text:style-name="P5"/>
      <text:p text:style-name="P5">b) Planen Sie eine Unterrichtseinheit für junge Erwachsene. Globales Lernziel: Die Lernenden können Vor- und Nachteile von Nachbarschaft (oder von ihren Nachbarn) hörend verstehen und selbst benennen. Lerninhalte: Nachbarn und ihre Eigenschaften (positive, negative Eigenschaften) vorstellen, Charakterisierung der geschilderten Nachbarn ablehnen oder ihnen zustimmen.</text:p>
      <text:p text:style-name="P7"/>
      <text:p text:style-name="P7"/>
      <text:p text:style-name="P26">Unterrichtsplanung</text:p>
      <text:p text:style-name="P6">Klasse/ Kurs: <text:span text:style-name="T8">junge Erwachsene</text:span></text:p>
      <text:p text:style-name="P6">Sprachniveau: <text:span text:style-name="T8">A2.</text:span><text:span text:style-name="T12">2</text:span></text:p>
      <text:p text:style-name="P6">Globales Lernziel:</text:p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elle1.1">
          <table:table-cell table:style-name="Tabelle1.A1" office:value-type="string">
            <text:p text:style-name="P25"/>
          </table:table-cell>
          <table:table-cell table:style-name="Tabelle1.A1" office:value-type="string">
            <text:p text:style-name="P25"/>
          </table:table-cell>
          <table:table-cell table:style-name="Tabelle1.A1" office:value-type="string">
            <text:p text:style-name="P25"/>
          </table:table-cell>
          <table:table-cell table:style-name="Tabelle1.A1" office:value-type="string">
            <text:p text:style-name="P25"/>
          </table:table-cell>
          <table:table-cell table:style-name="Tabelle1.A1" office:value-type="string">
            <text:p text:style-name="P25"/>
          </table:table-cell>
          <table:table-cell table:style-name="Tabelle1.A1" office:value-type="string">
            <text:p text:style-name="P25"/>
          </table:table-cell>
          <table:table-cell table:style-name="Tabelle1.A1" office:value-type="string">
            <text:p text:style-name="P25"/>
          </table:table-cell>
        </table:table-row>
        <table:table-row table:style-name="Tabelle1.1">
          <table:table-cell table:style-name="Tabelle1.A2" office:value-type="string">
            <text:p text:style-name="P25">Zeit: </text:p>
          </table:table-cell>
          <table:table-cell table:style-name="Tabelle1.A2" office:value-type="string">
            <text:p text:style-name="P25">Teillernziel</text:p>
          </table:table-cell>
          <table:table-cell table:style-name="Tabelle1.A2" office:value-type="string">
            <text:p text:style-name="P25">Lernaktivität</text:p>
          </table:table-cell>
          <table:table-cell table:style-name="Tabelle1.A2" office:value-type="string">
            <text:p text:style-name="P25">Sozial- und Arbeitsform</text:p>
          </table:table-cell>
          <table:table-cell table:style-name="Tabelle1.A2" office:value-type="string">
            <text:p text:style-name="P25">Lernmaterial</text:p>
          </table:table-cell>
          <table:table-cell table:style-name="Tabelle1.A2" office:value-type="string">
            <text:p text:style-name="P25">Medien/ Hilfsmittel</text:p>
          </table:table-cell>
          <table:table-cell table:style-name="Tabelle1.A2" office:value-type="string">
            <text:p text:style-name="P25">Lehraktivität</text:p>
          </table:table-cell>
        </table:table-row>
        <table:table-row table:style-name="Tabelle1.3">
          <table:table-cell table:style-name="Tabelle1.A3" office:value-type="string">
            <text:p text:style-name="P14"><field:fieldmark-start text:name="Text1" field:type="vnd.oasis.opendocument.field.FORMTEXT"/><field:fieldmark-separator/>     <field:fieldmark-end/><text:span text:style-name="T10">10</text:span></text:p>
          </table:table-cell>
          <table:table-cell table:style-name="Tabelle1.B3" office:value-type="string">
            <text:p text:style-name="P11"><field:fieldmark-start text:name="Text1 Kopie 1" field:type="vnd.oasis.opendocument.field.FORMTEXT"/><field:fieldmark-separator/><text:span text:style-name="T16">  </text:span><text:a xlink:type="simple" xlink:href="https://www.youtube.com/watch?v=i4IJP4s14k8" text:style-name="Internet_20_link" text:visited-style-name="Visited_20_Internet_20_Link"><text:span text:style-name="T17">L</text:span></text:a><text:span text:style-name="T17"> können einer audiovisuellen Darstellung eines Gesprächs über Nachbarschaftskonflikte das Hauptthema entnehmen und die Rolle der Personen erkennen</text:span></text:p>
            <text:p text:style-name="P15">   <field:fieldmark-end/></text:p>
          </table:table-cell>
          <table:table-cell table:style-name="Tabelle1.C3" office:value-type="string">
            <text:p text:style-name="P16"><field:fieldmark-start text:name="Text1 Kopie 2" field:type="vnd.oasis.opendocument.field.FORMTEXT"/><field:fieldmark-separator/>     <field:fieldmark-end/><text:span text:style-name="T7">Video gucken und Haupt</text:span><text:span text:style-name="T9">h</text:span><text:span text:style-name="T7">andlung verstehen: Worum geht es? Wer sind die Personen? </text:span></text:p>
            <text:p text:style-name="P12"><text:a xlink:type="simple" xlink:href="https://www.youtube.com/watch?v=i4IJP4s14k8" text:style-name="Internet_20_link" text:visited-style-name="Visited_20_Internet_20_Link"><text:span text:style-name="T16">https://www.youtube.com/watch?v=i4IJP4s14k8</text:span></text:a></text:p>
          </table:table-cell>
          <table:table-cell table:style-name="Tabelle1.D3" office:value-type="string">
            <text:p text:style-name="P16"><field:fieldmark-start text:name="Text1 Kopie 3" field:type="vnd.oasis.opendocument.field.FORMTEXT"/><field:fieldmark-separator/>     <field:fieldmark-end/><text:span text:style-name="T7">Plenum</text:span></text:p>
          </table:table-cell>
          <table:table-cell table:style-name="Tabelle1.E3" office:value-type="string">
            <text:p text:style-name="P16"><field:fieldmark-start text:name="Text1 Kopie 4" field:type="vnd.oasis.opendocument.field.FORMTEXT"/><field:fieldmark-separator/>     <field:fieldmark-end/></text:p>
          </table:table-cell>
          <table:table-cell table:style-name="Tabelle1.F3" office:value-type="string">
            <text:p text:style-name="P16"><field:fieldmark-start text:name="Text1 Kopie 5" field:type="vnd.oasis.opendocument.field.FORMTEXT"/><field:fieldmark-separator/>     <field:fieldmark-end/><text:span text:style-name="T7">Video, </text:span><text:span text:style-name="T9">Tafel oder Whiteboard</text:span></text:p>
          </table:table-cell>
          <table:table-cell table:style-name="Tabelle1.G3" office:value-type="string">
            <text:p text:style-name="P16"><field:fieldmark-start text:name="Text1 Kopie 6" field:type="vnd.oasis.opendocument.field.FORMTEXT"/><field:fieldmark-separator/>     <field:fieldmark-end/><text:span text:style-name="T8">Video zeigen, Erfassung der Haupthandlung moderieren, </text:span><text:span text:style-name="T9">fehlendes Vokabular erklären und an die Tafel schreiben</text:span></text:p>
          </table:table-cell>
        </table:table-row>
        <table:table-row table:style-name="Tabelle1.3">
          <table:table-cell table:style-name="Tabelle1.A4" office:value-type="string">
            <text:p text:style-name="P16"><field:fieldmark-start text:name="Text1 Kopie 7" field:type="vnd.oasis.opendocument.field.FORMTEXT"/><field:fieldmark-separator/>   <text:span text:style-name="T10">10</text:span>  <field:fieldmark-end/></text:p>
          </table:table-cell>
          <table:table-cell table:style-name="Tabelle1.B4" office:value-type="string">
            <text:p text:style-name="P16"><field:fieldmark-start text:name="Text1 Kopie 8" field:type="vnd.oasis.opendocument.field.FORMTEXT"/><field:fieldmark-separator/>     <field:fieldmark-end/><text:span text:style-name="T22">L können dem Video die Hauptaussagen entnehmen und benennen; Meinung zur Situation ausdrücken</text:span></text:p>
          </table:table-cell>
          <table:table-cell table:style-name="Tabelle1.C4" office:value-type="string">
            <text:p text:style-name="P16"><field:fieldmark-start text:name="Text1 Kopie 9" field:type="vnd.oasis.opendocument.field.FORMTEXT"/><field:fieldmark-separator/>     <field:fieldmark-end/><text:span text:style-name="T9">Video noch 2 mal anschauen. Die Lernenden sammeln die Gründe der Beschwerden.</text:span></text:p>
            <text:p text:style-name="P22">Meinung zur gezeigten Situation abgeben.</text:p>
          </table:table-cell>
          <table:table-cell table:style-name="Tabelle1.D4" office:value-type="string">
            <text:p text:style-name="P16"><field:fieldmark-start text:name="Text1 Kopie 10" field:type="vnd.oasis.opendocument.field.FORMTEXT"/><field:fieldmark-separator/>     <field:fieldmark-end/><text:span text:style-name="T20">Plenum</text:span></text:p>
          </table:table-cell>
          <table:table-cell table:style-name="Tabelle1.E4" office:value-type="string">
            <text:p text:style-name="P16"><field:fieldmark-start text:name="Text1 Kopie 11" field:type="vnd.oasis.opendocument.field.FORMTEXT"/><field:fieldmark-separator/>     <field:fieldmark-end/></text:p>
          </table:table-cell>
          <table:table-cell table:style-name="Tabelle1.F4" office:value-type="string">
            <text:p text:style-name="P16"><field:fieldmark-start text:name="Text1 Kopie 12" field:type="vnd.oasis.opendocument.field.FORMTEXT"/><field:fieldmark-separator/>     <field:fieldmark-end/><text:span text:style-name="T9">Video, Tafel oder Whiteboard</text:span></text:p>
          </table:table-cell>
          <table:table-cell table:style-name="Tabelle1.G4" office:value-type="string">
            <text:p text:style-name="P16"><field:fieldmark-start text:name="Text1 Kopie 13" field:type="vnd.oasis.opendocument.field.FORMTEXT"/><field:fieldmark-separator/>     <field:fieldmark-end/><text:span text:style-name="T9">Sammeln der Gründe moderieren, Gründe an der Tafel </text:span><text:span text:style-name="T18">anschreiben;</text:span></text:p>
            <text:p text:style-name="P22">Meinungsbild abfragen: Findet ihr die Beschwerden gerechtfertigt?</text:p>
          </table:table-cell>
        </table:table-row>
        <table:table-row table:style-name="Tabelle1.3">
          <table:table-cell table:style-name="Tabelle1.A5" office:value-type="string">
            <text:p text:style-name="P17">5</text:p>
          </table:table-cell>
          <table:table-cell table:style-name="Tabelle1.B5" office:value-type="string">
            <text:p text:style-name="P23">L können Ausdrücke in Bezug auf Nachbarschaft von Nachbarn lesend verstehen und zuordnen</text:p>
          </table:table-cell>
          <table:table-cell table:style-name="Tabelle1.C5" office:value-type="string">
            <text:p text:style-name="P17">Darstellungen von Eigenschaften und Aktivitäten der Nachbarn den jeweiligen Begriffen zuordnen</text:p>
          </table:table-cell>
          <table:table-cell table:style-name="Tabelle1.D5" office:value-type="string">
            <text:p text:style-name="P17">Einzelarbeit</text:p>
          </table:table-cell>
          <table:table-cell table:style-name="Tabelle1.E5" office:value-type="string">
            <text:p text:style-name="P17">Lehrwerk/Arbeitsblatt</text:p>
          </table:table-cell>
          <table:table-cell table:style-name="Tabelle1.F5" office:value-type="string">
            <text:p text:style-name="P16"/>
          </table:table-cell>
          <table:table-cell table:style-name="Tabelle1.G5" office:value-type="string">
            <text:p text:style-name="P17">Aufgabenstellung erkläre<text:span text:style-name="T19">n</text:span>, Beobachten, bei Bedarf Hilfestellung leisten</text:p>
          </table:table-cell>
        </table:table-row>
        <table:table-row table:style-name="Tabelle1.3">
          <table:table-cell table:style-name="Tabelle1.A6" office:value-type="string">
            <text:p text:style-name="P17">7</text:p>
          </table:table-cell>
          <table:table-cell table:style-name="Tabelle1.B6" office:value-type="string">
            <text:p text:style-name="P23">L können Ausdrücke in Bezug auf <text:soft-page-break/>Nachbarschaft von Nachbarn korrekt aussprechen</text:p>
          </table:table-cell>
          <table:table-cell table:style-name="Tabelle1.C6" office:value-type="string">
            <text:p text:style-name="P17">Ergebnisse der vorherigen Aufgabe präsentieren und die Begriffe nachsprechen</text:p>
          </table:table-cell>
          <table:table-cell table:style-name="Tabelle1.D6" office:value-type="string">
            <text:p text:style-name="P17">Plenum</text:p>
          </table:table-cell>
          <table:table-cell table:style-name="Tabelle1.E6" office:value-type="string">
            <text:p text:style-name="P16"/>
          </table:table-cell>
          <table:table-cell table:style-name="Tabelle1.F6" office:value-type="string">
            <text:p text:style-name="P19">Bilder und <text:soft-page-break/>Begriffe auf dem Projektor/Beamer</text:p>
          </table:table-cell>
          <table:table-cell table:style-name="Tabelle1.G6" office:value-type="string">
            <text:p text:style-name="P19">Moderation und vorsprechen der Begriffe</text:p>
          </table:table-cell>
        </table:table-row>
        <table:table-row table:style-name="Tabelle1.3">
          <table:table-cell table:style-name="Tabelle1.A7" office:value-type="string">
            <text:p text:style-name="P17">7</text:p>
          </table:table-cell>
          <table:table-cell table:style-name="Tabelle1.B7" office:value-type="string">
            <text:p text:style-name="P23">L können die Bedeutung der <text:s/>Ausdrücke bewerten und in „positiv“ und „negativ“ einteilen </text:p>
          </table:table-cell>
          <table:table-cell table:style-name="Tabelle1.C7" office:value-type="string">
            <text:p text:style-name="P18">Die gelernten Begriffe den Kategorien „positive Aspekte“ und „negative Aspekte“ von Nachbarschaft zuordnen, </text:p>
            <text:p text:style-name="P18"><text:span text:style-name="T20">ein L schreibt den Begriff in die passende Kategorie </text:span>an die Tafel anschreiben und <text:span text:style-name="T20">hängt das Bild dazu</text:span></text:p>
          </table:table-cell>
          <table:table-cell table:style-name="Tabelle1.D7" office:value-type="string">
            <text:p text:style-name="P17">Plenum</text:p>
          </table:table-cell>
          <table:table-cell table:style-name="Tabelle1.E7" office:value-type="string">
            <text:p text:style-name="P16"/>
          </table:table-cell>
          <table:table-cell table:style-name="Tabelle1.F7" office:value-type="string">
            <text:p text:style-name="P19">Ausgedruckte Bilder, Tafel</text:p>
          </table:table-cell>
          <table:table-cell table:style-name="Tabelle1.G7" office:value-type="string">
            <text:p text:style-name="P19">Tafelbild erstellen („positiv“/“negativ“), Moderation, auf Fehler hinweisen (bzw. das Plenum befragen)</text:p>
          </table:table-cell>
        </table:table-row>
        <table:table-row table:style-name="Tabelle1.8">
          <table:table-cell table:style-name="Tabelle1.A8" office:value-type="string">
            <text:p text:style-name="P16"/>
          </table:table-cell>
          <table:table-cell table:style-name="Tabelle1.B8" office:value-type="string">
            <text:p text:style-name="P23">L können <text:span text:style-name="T23">das Wörterbuch nutzen um weitere Ausdrücke in Bezug auf Nachbarschaft zu finden</text:span></text:p>
          </table:table-cell>
          <table:table-cell table:style-name="Tabelle1.C8" office:value-type="string">
            <text:p text:style-name="P19">Mit dem Wörterbuch weitere Ideen sammeln</text:p>
          </table:table-cell>
          <table:table-cell table:style-name="Tabelle1.D8" office:value-type="string">
            <text:p text:style-name="P19">Einzelarbeit, Plenum</text:p>
          </table:table-cell>
          <table:table-cell table:style-name="Tabelle1.E8" office:value-type="string">
            <text:p text:style-name="P19">Wörterbuch</text:p>
          </table:table-cell>
          <table:table-cell table:style-name="Tabelle1.F8" office:value-type="string">
            <text:p text:style-name="P19">Tafel</text:p>
          </table:table-cell>
          <table:table-cell table:style-name="Tabelle1.G8" office:value-type="string">
            <text:p text:style-name="P19">Hilfestellung bei Wortfindung, Moderation</text:p>
          </table:table-cell>
        </table:table-row>
        <table:table-row table:style-name="Tabelle1.3">
          <table:table-cell table:style-name="Tabelle1.A9" office:value-type="string">
            <text:p text:style-name="P24">10</text:p>
          </table:table-cell>
          <table:table-cell table:style-name="Tabelle1.B9" office:value-type="string">
            <text:p text:style-name="P24">L können die eigene Nachbarschaftssituation beschreiben und bewerten</text:p>
          </table:table-cell>
          <table:table-cell table:style-name="Tabelle1.C9" office:value-type="string">
            <text:p text:style-name="P16"><text:span text:style-name="T21">Beschreibe deine Nachbarn.</text:span></text:p>
            <text:p text:style-name="P21"><text:span text:style-name="T13">Magst du deine </text:span><text:span text:style-name="T21">sie</text:span><text:span text:style-name="T13">? </text:span><text:span text:style-name="T14">Warum?</text:span><text:span text:style-name="T13"> Gibt es Probleme?</text:span></text:p>
            <text:p text:style-name="P20"/>
          </table:table-cell>
          <table:table-cell table:style-name="Tabelle1.D9" office:value-type="string">
            <text:p text:style-name="P16"><field:fieldmark-start text:name="Text1 Kopie 17 Kopie 1" field:type="vnd.oasis.opendocument.field.FORMTEXT"/><field:fieldmark-separator/>     <field:fieldmark-end/><text:span text:style-name="T10">Einzelarbeit</text:span></text:p>
          </table:table-cell>
          <table:table-cell table:style-name="Tabelle1.E9" office:value-type="string">
            <text:p text:style-name="P20">Arbeitsblatt mit Fragen, Wörberbuch</text:p>
          </table:table-cell>
          <table:table-cell table:style-name="Tabelle1.F9" office:value-type="string">
            <text:p text:style-name="P16"/>
          </table:table-cell>
          <table:table-cell table:style-name="Tabelle1.G9" office:value-type="string">
            <text:p text:style-name="P16"/>
          </table:table-cell>
        </table:table-row>
        <table:table-row table:style-name="Tabelle1.3">
          <table:table-cell table:style-name="Tabelle1.A10" office:value-type="string">
            <text:p text:style-name="P16"/>
          </table:table-cell>
          <table:table-cell table:style-name="Tabelle1.B10" office:value-type="string">
            <text:p text:style-name="P24">L können die Nachbarschaftssituation eines Gegenüber bewerten, ihre Meinung ausdrücken und Ratschläge geben</text:p>
          </table:table-cell>
          <table:table-cell table:style-name="Tabelle1.C10" office:value-type="string">
            <text:p text:style-name="P20">Tausche dich mit deinem Sitznachbar aus. Wie bewertet ihr die Situation? Wie könnte man die Nachbarschaftssituation verbessern?</text:p>
            <text:p text:style-name="P20">Gebt euch Tipps.</text:p>
          </table:table-cell>
          <table:table-cell table:style-name="Tabelle1.D10" office:value-type="string">
            <text:p text:style-name="P20">Partnerarbeit</text:p>
          </table:table-cell>
          <table:table-cell table:style-name="Tabelle1.E10" office:value-type="string">
            <text:p text:style-name="P20">Arbeitsblatt, Wörterbuch</text:p>
          </table:table-cell>
          <table:table-cell table:style-name="Tabelle1.F10" office:value-type="string">
            <text:p text:style-name="P16"/>
          </table:table-cell>
          <table:table-cell table:style-name="Tabelle1.G10" office:value-type="string">
            <text:p text:style-name="P16"/>
          </table:table-cell>
        </table:table-row>
        <table:table-row table:style-name="Tabelle1.3">
          <table:table-cell table:style-name="Tabelle1.A11" office:value-type="string">
            <text:p text:style-name="P16"/>
          </table:table-cell>
          <table:table-cell table:style-name="Tabelle1.B11" office:value-type="string">
            <text:p text:style-name="P16"/>
          </table:table-cell>
          <table:table-cell table:style-name="Tabelle1.C11" office:value-type="string">
            <text:p text:style-name="P21"><text:span text:style-name="T11">Diskussion zwischen „Nachbarn sind cool“ und „Nachbarn sind nervig“, es gibt zwei Gruppen (je 2-3 Lernende), und ein Lernender moderiert jeweils</text:span></text:p>
            <text:p text:style-name="P20"><text:soft-page-break/>Die Diskussion wird in der Gruppe vorbereitet und durchgeführt. Wenn möglich soll ein gemeinsames Fazit gezogen werden.</text:p>
          </table:table-cell>
          <table:table-cell table:style-name="Tabelle1.D11" office:value-type="string">
            <text:p text:style-name="P20">Gruppenarbeit</text:p>
          </table:table-cell>
          <table:table-cell table:style-name="Tabelle1.E11" office:value-type="string">
            <text:p text:style-name="P20">Papier und Stift</text:p>
          </table:table-cell>
          <table:table-cell table:style-name="Tabelle1.F11" office:value-type="string">
            <text:p text:style-name="P16"/>
          </table:table-cell>
          <table:table-cell table:style-name="Tabelle1.G11" office:value-type="string">
            <text:p text:style-name="P20">L in Gruppen einteilen (L entscheiden sich für eine Seite, dann werden ausgeglichene Gruppen mit jeweils 4 Personen (+ein <text:soft-page-break/>Moderator) gebildet), Hilfestellung leisten</text:p>
          </table:table-cell>
        </table:table-row>
        <table:table-row table:style-name="Tabelle1.3">
          <table:table-cell table:style-name="Tabelle1.A12" office:value-type="string">
            <text:p text:style-name="P16"><field:fieldmark-start text:name="Text1 Kopie 21" field:type="vnd.oasis.opendocument.field.FORMTEXT"/><field:fieldmark-separator/>     <field:fieldmark-end/></text:p>
          </table:table-cell>
          <table:table-cell table:style-name="Tabelle1.B12" office:value-type="string">
            <text:p text:style-name="P16"><field:fieldmark-start text:name="Text1 Kopie 22" field:type="vnd.oasis.opendocument.field.FORMTEXT"/><field:fieldmark-separator/>     <field:fieldmark-end/></text:p>
          </table:table-cell>
          <table:table-cell table:style-name="Tabelle1.C12" office:value-type="string">
            <text:p text:style-name="P20">Moderator präsentiert das Fazit und berichtet von der Diskussion im Plenum</text:p>
          </table:table-cell>
          <table:table-cell table:style-name="Tabelle1.D12" office:value-type="string">
            <text:p text:style-name="P20">Plenum</text:p>
          </table:table-cell>
          <table:table-cell table:style-name="Tabelle1.E12" office:value-type="string">
            <text:p text:style-name="P16"><field:fieldmark-start text:name="Text1 Kopie 25" field:type="vnd.oasis.opendocument.field.FORMTEXT"/><field:fieldmark-separator/>     <field:fieldmark-end/></text:p>
          </table:table-cell>
          <table:table-cell table:style-name="Tabelle1.F12" office:value-type="string">
            <text:p text:style-name="P16"><field:fieldmark-start text:name="Text1 Kopie 26" field:type="vnd.oasis.opendocument.field.FORMTEXT"/><field:fieldmark-separator/>     <field:fieldmark-end/></text:p>
          </table:table-cell>
          <table:table-cell table:style-name="Tabelle1.G12" office:value-type="string">
            <text:p text:style-name="P16"><field:fieldmark-start text:name="Text1 Kopie 27" field:type="vnd.oasis.opendocument.field.FORMTEXT"/><field:fieldmark-separator/>     <field:fieldmark-end/><text:span text:style-name="T21">Feedback geben</text:span></text:p>
          </table:table-cell>
        </table:table-row>
        <table:table-row table:style-name="Tabelle1.3">
          <table:table-cell table:style-name="Tabelle1.A13" office:value-type="string">
            <text:p text:style-name="P16"/>
          </table:table-cell>
          <table:table-cell table:style-name="Tabelle1.B13" office:value-type="string">
            <text:p text:style-name="P16"/>
          </table:table-cell>
          <table:table-cell table:style-name="Tabelle1.C13" office:value-type="string">
            <text:p text:style-name="P16"/>
          </table:table-cell>
          <table:table-cell table:style-name="Tabelle1.D13" office:value-type="string">
            <text:p text:style-name="P16"/>
          </table:table-cell>
          <table:table-cell table:style-name="Tabelle1.E13" office:value-type="string">
            <text:p text:style-name="P16"/>
          </table:table-cell>
          <table:table-cell table:style-name="Tabelle1.F13" office:value-type="string">
            <text:p text:style-name="P16"/>
          </table:table-cell>
          <table:table-cell table:style-name="Tabelle1.G13" office:value-type="string">
            <text:p text:style-name="P1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tfetthgblau2" style:family="paragraph" style:parent-style-name="Standard">
      <loext:graphic-properties draw:fill="solid" draw:fill-color="#bbc9e4"/>
      <style:paragraph-properties fo:margin-top="0cm" fo:margin-bottom="0cm" style:contextual-spacing="false" style:line-height-at-least="0.494cm" fo:background-color="#bbc9e4"/>
      <style:text-properties fo:color="#000000" loext:opacity="100%"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alauftext1" style:family="paragraph" style:parent-style-name="Standard">
      <style:paragraph-properties fo:margin-top="0cm" fo:margin-bottom="0cm" style:contextual-spacing="false" style:line-height-at-least="0.494cm"/>
      <style:text-properties fo:color="#000000" loext:opacity="100%"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Verdana" style:font-family-complex="Verdana" style:font-family-generic-complex="swiss" style:font-pitch-complex="variable" style:font-size-complex="9pt"/>
    </style:style>
    <style:style style:name="atlauftextfett2" style:family="paragraph" style:parent-style-name="Standard">
      <style:paragraph-properties fo:margin-top="0cm" fo:margin-bottom="0cm" style:contextual-spacing="false" style:line-height-at-least="0.494cm"/>
      <style:text-properties fo:color="#000000" loext:opacity="100%"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alauftextfett2" style:family="paragraph" style:parent-style-name="Standard">
      <style:paragraph-properties fo:margin-top="0cm" fo:margin-bottom="0cm" style:contextual-spacing="false" style:line-height-at-least="0.494cm"/>
      <style:text-properties fo:color="#000000" loext:opacity="100%"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Foot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alauftextfet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lauftex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tfetthgblau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T_5f_fett_5f_HGblau" style:display-name="AT_fett_HGblau" style:family="paragraph" style:parent-style-name="Standard">
      <loext:graphic-properties draw:fill="solid" draw:fill-color="#cde2ff"/>
      <style:paragraph-properties fo:margin-top="0cm" fo:margin-bottom="0cm" style:contextual-spacing="false" fo:line-height="120%" fo:background-color="#cde2ff"/>
      <style:text-properties fo:color="#000000" loext:opacity="100%"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AT_5f_Lauftext" style:display-name="AT_Lauftext" style:family="paragraph" style:parent-style-name="Standard">
      <style:paragraph-properties fo:margin-top="0cm" fo:margin-bottom="0cm" style:contextual-spacing="false" fo:line-height="120%"/>
      <style:text-properties fo:color="#000000" loext:opacity="100%" style:font-name="Arial" fo:font-family="Arial" style:font-family-generic="swiss" style:font-pitch="variable" fo:font-size="8.5pt" fo:language="none" fo:country="none" style:font-name-asian="Times New Roman" style:font-family-asian="'Times New Roman'" style:font-family-generic-asian="roman" style:font-pitch-asian="variable" style:font-size-asian="8.5pt" style:font-name-complex="Arial" style:font-family-complex="Arial" style:font-family-generic-complex="swiss" style:font-pitch-complex="variable" style:font-size-complex="8.5pt" style:font-weight-complex="bold"/>
    </style:style>
    <style:style style:name="atlauftex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_5f_Lauftext_5f_fett" style:display-name="A_Lauftext_fett" style:family="paragraph" style:parent-style-name="Standard">
      <style:paragraph-properties fo:margin-left="3.501cm" fo:margin-right="0cm" fo:margin-top="0cm" fo:margin-bottom="0cm" style:contextual-spacing="false" fo:line-height="120%" fo:text-indent="0cm" style:auto-text-indent="false"/>
      <style:text-properties fo:color="#000000" loext:opacity="100%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abeispielblau2" style:family="paragraph" style:parent-style-name="Standard">
      <style:paragraph-properties fo:margin-top="0cm" fo:margin-bottom="0cm" style:contextual-spacing="false" style:line-height-at-least="0.494cm"/>
      <style:text-properties fo:color="#0060aa" loext:opacity="100%" style:font-name="Times" fo:font-family="Times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" style:font-family-complex="Times" style:font-family-generic-complex="roman" style:font-pitch-complex="variable" style:font-size-complex="9pt"/>
    </style:style>
    <style:style style:name="atfetthggrau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_5f_Beispiel_5f_blau" style:display-name="A_Beispiel_blau" style:family="paragraph" style:parent-style-name="Standard">
      <style:paragraph-properties fo:margin-top="0cm" fo:margin-bottom="0cm" style:contextual-spacing="false" fo:line-height="120%"/>
      <style:text-properties fo:color="#0068f6" loext:opacity="100%" style:font-name="Times New Roman" fo:font-family="'Times New Roman'" style:font-family-generic="roman" style:font-pitch="variable" fo:font-size="9pt" fo:letter-spacing="0.018cm" style:font-name-asian="Times New Roman" style:font-family-asian="'Times New Roman'" style:font-family-generic-asian="roman" style:font-pitch-asian="variable" style:font-size-asian="9pt" style:font-name-complex="Verdana" style:font-family-complex="Verdana" style:font-family-generic-complex="swiss" style:font-pitch-complex="variable" style:font-size-complex="9pt" style:font-weight-complex="bold"/>
    </style:style>
    <style:style style:name="AT_5f_fett_5f_HGgrau" style:display-name="AT_fett_HGgrau" style:family="paragraph" style:parent-style-name="AT_5f_fett_5f_HGblau">
      <loext:graphic-properties draw:fill="solid" draw:fill-color="#d9d9d9"/>
      <style:paragraph-properties fo:background-color="#d9d9d9"/>
    </style:style>
    <style:style style:name="atlauftextfet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AT_5f_Lauftext_5f_fett" style:display-name="AT_Lauftext_fett" style:family="paragraph" style:parent-style-name="A_5f_Lauftext_5f_fett">
      <style:paragraph-properties fo:margin-left="0cm" fo:margin-right="0cm" fo:text-indent="0cm" style:auto-text-indent="false"/>
      <style:text-properties fo:font-size="8.5pt" style:font-size-asian="8.5pt"/>
    </style:style>
    <style:style style:name="Dokumentstruktur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bcopyrigh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prechblasen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Absatz-Standardschriftart" style:family="text"/>
    <style:style style:name="Fußnotentext_20_Zchn" style:display-name="Fußnotentext Zchn" style:family="text"/>
    <style:style style:name="Footnote_20_Symbol" style:display-name="Footnote Symbol" style:family="text">
      <style:text-properties style:text-position="super 58%"/>
    </style:style>
    <style:style style:name="azsymbole" style:family="text"/>
    <style:style style:name="A_5f_Lauftext_5f_fett_20_Zchn" style:display-name="A_Lauftext_fett Zchn" style:family="text">
      <style:text-properties fo:color="#000000" loext:opacity="100%" style:font-name="Arial" fo:font-family="Arial" style:font-family-generic="swiss" style:font-pitch="variable" fo:font-size="9pt" fo:font-weight="bold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Überschrift_20_4_20_Zchn" style:display-name="Überschrift 4 Zchn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zfet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azkursiv" style:family="text"/>
    <style:style style:name="AT_5f_Lauftext_20_Zchn" style:display-name="AT_Lauftext Zchn" style:family="text">
      <style:text-properties fo:color="#000000" loext:opacity="100%" style:font-name="Arial" fo:font-family="Arial" style:font-family-generic="swiss" style:font-pitch="variable" fo:font-size="8.5pt" style:font-name-asian="Times New Roman" style:font-family-asian="'Times New Roman'" style:font-family-generic-asian="roman" style:font-pitch-asian="variable" style:font-size-asian="8.5pt" style:font-name-complex="Verdana" style:font-family-complex="Verdana" style:font-family-generic-complex="swiss" style:font-pitch-complex="variable" style:font-size-complex="8.5pt" style:font-weight-complex="bold"/>
    </style:style>
    <style:style style:name="Dokumentstruktur_20_Zchn" style:display-name="Dokumentstruktur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" style:family="text">
      <style:text-properties fo:color="#808080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style:font-name-complex="Arial"/>
    </style:style>
    <style:style style:name="MP3" style:family="paragraph" style:parent-style-name="bcopyright">
      <style:paragraph-properties fo:margin-left="-1cm" fo:margin-right="0cm" fo:margin-top="0cm" fo:margin-bottom="0.494cm" style:contextual-spacing="false" fo:text-indent="0cm" style:auto-text-indent="false"/>
    </style:style>
    <style:style style:name="MT1" style:family="text">
      <style:text-properties style:font-name="Arial" fo:language="none" fo:country="none" style:language-asian="none" style:country-asian="none" style:font-name-complex="Arial"/>
    </style:style>
    <style:style style:name="MT2" style:family="text">
      <style:text-properties fo:color="#000000" loext:opacity="100%" style:font-name="Verdana" fo:font-size="8pt" style:font-size-asian="8pt" style:font-name-complex="Verdana"/>
    </style:style>
    <style:style style:name="MT3" style:family="text">
      <style:text-properties style:font-name="Verdana" fo:font-size="8pt" style:font-size-asian="8pt" style:font-name-complex="Calibri"/>
    </style:style>
    <style:style style:name="MT4" style:family="text">
      <style:text-properties style:font-name="Verdana" fo:font-size="8pt" style:font-size-asian="8pt" style:font-name-complex="Verdan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688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12cm" fo:margin-left="0cm" fo:margin-right="0cm" fo:margin-top="1.214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251cm" fo:margin-bottom="0.69cm" fo:margin-left="2cm" fo:margin-right="2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812cm" fo:margin-left="0cm" fo:margin-right="0cm" fo:margin-top="1.71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draw:frame draw:style-name="Mfr1" draw:name="Bild4" text:anchor-type="as-char" svg:width="4.267cm" svg:height="1.422cm" draw:z-index="0"><draw:image xlink:href="Pictures/10000000000004B0000001901729C2C606BEA8C3.jpg" xlink:type="simple" xlink:show="embed" xlink:actuate="onLoad" draw:mime-type="image/jpeg"/></draw:frame></text:span><text:span text:style-name="MT1"><text:tab/><text:tab/><text:tab/><text:tab/><text:tab/><text:tab/><text:tab/></text:span><draw:frame draw:style-name="Mfr1" draw:name="Bild5" text:anchor-type="as-char" svg:width="2.96cm" svg:height="1.378cm" draw:z-index="1"><draw:image xlink:href="Pictures/10000000000005850000029568B8549E76959D10.jpg" xlink:type="simple" xlink:show="embed" xlink:actuate="onLoad" draw:mime-type="image/jpeg"/></draw:frame></text:p>
        <text:p text:style-name="MP2"/>
      </style:header>
      <style:footer>
        <text:p text:style-name="MP3"><text:span text:style-name="MT2">Band 6 Curriculare Vorgaben und Unterrichtsplanung<text:tab/><text:tab/>Kapitel 2.6<text:tab/><text:tab/></text:span><text:span text:style-name="MT3">© </text:span><text:span text:style-name="MT4">Goethe-Institut 2012</text:span></text:p>
      </style:footer>
    </style:master-page>
    <style:master-page style:name="Konvertiert_20_1" style:display-name="Konvertiert 1" style:page-layout-name="Mpm2" draw:style-name="Mdp1">
      <style:header>
        <text:p text:style-name="MP1"><text:span text:style-name="MT1"><draw:frame draw:style-name="Mfr1" draw:name="Bild2" text:anchor-type="as-char" svg:width="4.267cm" svg:height="1.422cm" draw:z-index="4"><draw:image xlink:href="Pictures/10000000000004B0000001901729C2C606BEA8C3.jpg" xlink:type="simple" xlink:show="embed" xlink:actuate="onLoad" draw:mime-type="image/jpeg"/></draw:frame></text:span><text:span text:style-name="MT1"><text:tab/><text:tab/><text:tab/><text:tab/><text:tab/><text:tab/><text:tab/></text:span><draw:frame draw:style-name="Mfr1" draw:name="Bild3" text:anchor-type="as-char" svg:width="2.96cm" svg:height="1.378cm" draw:z-index="7"><draw:image xlink:href="Pictures/10000000000005850000029568B8549E76959D10.jpg" xlink:type="simple" xlink:show="embed" xlink:actuate="onLoad" draw:mime-type="image/jpeg"/></draw:frame></text:p>
        <text:p text:style-name="MP2"/>
      </style:header>
      <style:footer>
        <text:p text:style-name="MP3"><text:span text:style-name="MT2">Band 6 Curriculare Vorgaben und Unterrichtsplanung<text:tab/><text:tab/>Kapitel 2.6<text:tab/><text:tab/></text:span><text:span text:style-name="MT3">© </text:span><text:span text:style-name="MT4">Goethe-Institut 201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439000</meta:initial-creator>
    <meta:creation-date>2014-06-26T13:29:00</meta:creation-date>
    <dc:date>2023-09-02T16:00:21.410000000</dc:date>
    <meta:print-date>2011-05-16T14:22:00</meta:print-date>
    <meta:editing-cycles>25</meta:editing-cycles>
    <meta:editing-duration>P2DT5H39M28S</meta:editing-duration>
    <meta:generator>LibreOffice/7.5.5.2$Windows_X86_64 LibreOffice_project/ca8fe7424262805f223b9a2334bc7181abbcbf5e</meta:generator>
    <meta:document-statistic meta:table-count="1" meta:image-count="5" meta:object-count="0" meta:page-count="4" meta:paragraph-count="85" meta:word-count="534" meta:character-count="4201" meta:non-whitespace-character-count="3619"/>
  </office:meta>
</office:document-meta>
</file>